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paragraph-properties fo:margin-left="0cm" fo:margin-right="0cm" fo:text-indent="0cm" style:auto-text-indent="false"/>
    </style:style>
    <style:style style:name="P5" style:family="paragraph" style:parent-style-name="Standard" style:list-style-name="L4">
      <style:paragraph-properties fo:margin-left="0cm" fo:margin-right="0cm" fo:text-indent="0cm" style:auto-text-indent="false"/>
    </style:style>
    <style:style style:name="P6" style:family="paragraph" style:parent-style-name="Standard" style:list-style-name="L5">
      <style:paragraph-properties fo:margin-left="0cm" fo:margin-right="0cm" fo:text-indent="0cm" style:auto-text-indent="false"/>
    </style:style>
    <style:style style:name="P7" style:family="paragraph" style:parent-style-name="Standard" style:list-style-name="L6">
      <style:paragraph-properties fo:margin-left="0cm" fo:margin-right="0cm" fo:text-indent="0cm" style:auto-text-indent="false"/>
    </style:style>
    <style:style style:name="P8" style:family="paragraph" style:parent-style-name="Standard" style:list-style-name="L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 style:list-style-name="L6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 style:list-style-name="L6">
      <style:paragraph-properties fo:margin-left="-2.501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Standard" style:list-style-name="L6">
      <style:paragraph-properties fo:margin-left="-3.752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margin-left="-5.002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7">
      <style:paragraph-properties fo:margin-left="0cm" fo:margin-right="0cm" fo:text-indent="0cm" style:auto-text-indent="false"/>
    </style:style>
    <style:style style:name="P15" style:family="paragraph" style:parent-style-name="Standard" style:list-style-name="L7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Standard" style:list-style-name="L7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 style:list-style-name="L8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 style:list-style-name="L9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 style:list-style-name="L10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Standard" style:list-style-name="L11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2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Standard" style:list-style-name="L1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Standard" style:list-style-name="L15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 style:list-style-name="L1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Standard" style:list-style-name="L17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2" style:family="paragraph" style:parent-style-name="Standard" style:list-style-name="L18">
      <style:paragraph-properties fo:margin-left="0cm" fo:margin-right="0cm" fo:text-indent="0cm" style:auto-text-indent="false"/>
    </style:style>
    <style:style style:name="P33" style:family="paragraph" style:parent-style-name="Standard" style:list-style-name="L19">
      <style:paragraph-properties fo:margin-left="0cm" fo:margin-right="0cm" fo:text-indent="0cm" style:auto-text-indent="false"/>
    </style:style>
    <style:style style:name="P34" style:family="paragraph" style:parent-style-name="Standard" style:list-style-name="L20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80%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046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ió de les classes de pràctiques del CAP</text:p>
      <text:p text:style-name="Standard"/>
      <text:p text:style-name="P1">Activitats</text:p>
      <text:p text:style-name="Standard"/>
      <text:list text:style-name="L1">
        <text:list-item>
          <text:p text:style-name="P2">Presentació J2ME. Introducció a la programació de dispositius mòbils:</text:p>
        </text:list-item>
      </text:list>
      <text:list text:style-name="L2">
        <text:list-item>
          <text:list>
            <text:list-item>
              <text:p text:style-name="P3">1er Apartat Transparències. </text:p>
              <text:list>
                <text:list-item>
                  <text:p text:style-name="P3"><text:s/>Només el primer apartat (característiques i limitacions dels dispositius mòbils, tipus de mòbils, Conectivitat)</text:p>
                </text:list-item>
              </text:list>
            </text:list-item>
            <text:list-item>
              <text:p text:style-name="P3">Temporització: <text:span text:style-name="T1">10-15 minuts.</text:span></text:p>
            </text:list-item>
          </text:list>
        </text:list-item>
      </text:list>
      <text:list text:style-name="L3">
        <text:list-item>
          <text:p text:style-name="P4">Presentació de les eines per programar amb dispositius mòbils. Dos opcions:</text:p>
          <text:list>
            <text:list-item>
              <text:p text:style-name="P4">Ja ho tenen tot configurat per començar a treballar</text:p>
            </text:list-item>
          </text:list>
        </text:list-item>
      </text:list>
      <text:list text:style-name="L4">
        <text:list-item>
          <text:list>
            <text:list-item>
              <text:p text:style-name="P5">Explicar la eina Wireless Toolkit</text:p>
            </text:list-item>
            <text:list-item>
              <text:p text:style-name="P5">Explicar la Integració del Wireless Toolkit a NetBeans.</text:p>
            </text:list-item>
            <text:list-item>
              <text:p text:style-name="P5">Exemples d'aplicacions mòbils extretes del Wireless Toolkit.</text:p>
            </text:list-item>
            <text:list-item>
              <text:p text:style-name="P5">Temporització: <text:span text:style-name="T1">10-15 minuts.</text:span></text:p>
            </text:list-item>
          </text:list>
        </text:list-item>
      </text:list>
      <text:list text:style-name="L3" text:continue-numbering="true">
        <text:list-item>
          <text:list text:continue-numbering="true">
            <text:list-item>
              <text:p text:style-name="P4">Ho hem de configurar</text:p>
            </text:list-item>
          </text:list>
        </text:list-item>
      </text:list>
      <text:list text:style-name="L5">
        <text:list-item>
          <text:list>
            <text:list-item>
              <text:p text:style-name="P6">Explicar la eina Wireless Toolkit</text:p>
            </text:list-item>
            <text:list-item>
              <text:p text:style-name="P6">Explicar e integrar el Wireless Toolkit a NetBeans.</text:p>
            </text:list-item>
            <text:list-item>
              <text:p text:style-name="P6">Temporització: <text:span text:style-name="T1">20-25 minuts.</text:span></text:p>
            </text:list-item>
          </text:list>
        </text:list-item>
      </text:list>
      <text:list text:style-name="L3" text:continue-numbering="true">
        <text:list-item>
          <text:p text:style-name="P4">Creació d'un projecte J2ME. <text:span text:style-name="T1">HelloWorldExemple.java</text:span></text:p>
        </text:list-item>
      </text:list>
      <text:list text:style-name="L6">
        <text:list-item>
          <text:list>
            <text:list-item>
              <text:p text:style-name="P7">Seguint el document “<text:span text:style-name="T1">AplicacionesJ2MEConNetbeans.odt</text:span>”</text:p>
            </text:list-item>
            <text:list-item>
              <text:p text:style-name="P8">Wizard/Assistent New Project/Mobile/MobileAplication:</text:p>
              <text:list>
                <text:list-item>
                  <text:p text:style-name="P8">Notes: </text:p>
                  <text:list>
                    <text:list-item>
                      <text:p text:style-name="P8">Possibiltiat d'exportar exemples del wireless Toolkit</text:p>
                      <text:list>
                        <text:list-item>
                          <text:p text:style-name="P9">New File/MIDP</text:p>
                          <text:list>
                            <text:list-item>
                              <text:p text:style-name="P9">Visual Midlet</text:p>
                            </text:list-item>
                            <text:list-item>
                              <text:p text:style-name="P9">Midlet</text:p>
                            </text:list-item>
                            <text:list-item>
                              <text:p text:style-name="P9">MIDP Canvas</text:p>
                            </text:list-item>
                            <text:list-item>
                              <text:p text:style-name="P9">Mobile Client for Web Aplication</text:p>
                            </text:list-item>
                            <text:list-item>
                              <text:p text:style-name="P9">Mobile client for webservices</text:p>
                              <text:list>
                                <text:list-item>
                                  <text:p text:style-name="P10">Explicar el entorno Visual: (Eina Case)</text:p>
                                  <text:list>
                                    <text:list-item>
                                      <text:p text:style-name="P10">3 Vistas:</text:p>
                                      <text:list>
                                        <text:list-item>
                                          <text:p text:style-name="P10">Flow Design</text:p>
                                        </text:list-item>
                                        <text:list-item>
                                          <text:p text:style-name="P10">Screen Design</text:p>
                                        </text:list-item>
                                        <text:list-item>
                                          <text:p text:style-name="P10">Source</text:p>
                                          <text:list>
                                            <text:list-item>
                                              <text:p text:style-name="P11">Palette</text:p>
                                            </text:list-item>
                                            <text:list-item>
                                              <text:p text:style-name="P10">Screens</text:p>
                                            </text:list-item>
                                            <text:list-item>
                                              <text:p text:style-name="P9">4 de j2me</text:p>
                                            </text:list-item>
                                            <text:list-item>
                                              <text:p text:style-name="P9">2 de netbeans (SplashScreen, WaitScreen)</text:p>
                                            </text:list-item>
                                            <text:list-item>
                                              <text:p text:style-name="P11">Inspector</text:p>
                                            </text:list-item>
                                            <text:list-item>
                                              <text:p text:style-name="P11">Properties window</text:p>
                                            </text:list-item>
                                            <text:list-item>
                                              <text:p text:style-name="P12">Ejecutar aplicación</text:p>
                                            </text:list-item>
                                            <text:list-item>
                                              <text:p text:style-name="P11">Emulador</text:p>
                                            </text:list-item>
                                            <text:list-item>
                                              <text:p text:style-name="P11">Debugador</text:p>
                                            </text:list-item>
                                            <text:list-item>
                                              <text:p text:style-name="P12">Boto dret propietats sobre el projecte!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8">Aprofitaria al crear un projecte amb l'assistent el moment que pregunta per les configuracions i perfils (profiles) per explicar el que són (amb l'ús de l'apartat 3 de les transparències - <text:s/>Arquitectura de la plataforma J2ME-)</text:p>
            </text:list-item>
            <text:list-item>
              <text:p text:style-name="P8">Temporització <text:span text:style-name="T1">10-15 minuts.</text:span></text:p>
            </text:list-item>
          </text:list>
        </text:list-item>
      </text:list>
      <text:list text:style-name="L3" text:continue-numbering="true">
        <text:list-item>
          <text:p text:style-name="P13">Processo de creació de aplicacions mòbils</text:p>
        </text:list-item>
      </text:list>
      <text:list text:style-name="L7">
        <text:list-item>
          <text:list>
            <text:list-item>
              <text:p text:style-name="P14">Transparència 27. </text:p>
            </text:list-item>
            <text:list-item>
              <text:p text:style-name="P14">Explicació de com Netbeans ens fa tot el procés i del mòbil virtual.</text:p>
            </text:list-item>
            <text:list-item>
              <text:p text:style-name="P14">Executar el HelloWorld introduint alguna modificació.</text:p>
            </text:list-item>
            <text:list-item>
              <text:p text:style-name="P15">Temporització <text:span text:style-name="T1">10-15 minuts.</text:span></text:p>
            </text:list-item>
            <text:list-item>
              <text:p text:style-name="P16">Obfuscator</text:p>
            </text:list-item>
            <text:list-item>
              <text:p text:style-name="P14"><text:span text:style-name="T1">No integrat en el WTK. Proguard:</text:span><text:a xlink:type="simple" xlink:href="http://proguard.sourceforge.net/">http://proguard.sourceforge.net/</text:a>.</text:p>
            </text:list-item>
          </text:list>
        </text:list-item>
      </text:list>
      <text:list text:style-name="L3" text:continue-numbering="true">
        <text:list-item>
          <text:p text:style-name="P13">Documentació</text:p>
        </text:list-item>
      </text:list>
      <text:list text:style-name="L8">
        <text:list-item>
          <text:list>
            <text:list-item>
              <text:p text:style-name="P17">Javadocs de les APIs.</text:p>
            </text:list-item>
            <text:list-item>
              <text:p text:style-name="P17">Documentació Wireless Toolkit.</text:p>
            </text:list-item>
            <text:list-item>
              <text:p text:style-name="P17">Temporització: <text:span text:style-name="T1">5 minuts</text:span></text:p>
            </text:list-item>
          </text:list>
        </text:list-item>
      </text:list>
      <text:list text:style-name="L3" text:continue-numbering="true">
        <text:list-item>
          <text:p text:style-name="P13">Desenvolupament d'interfícies Gràfiques </text:p>
        </text:list-item>
      </text:list>
      <text:list text:style-name="L9">
        <text:list-item>
          <text:list>
            <text:list-item>
              <text:p text:style-name="P18">Amb el suport dels apartats 6 i 7 de les transparències s'ha de crear una petita aplicació amb una interfície gràfica. S'entrega una proposta.</text:p>
            </text:list-item>
            <text:list-item>
              <text:p text:style-name="P18">Displays. Formularis, Camps de formulari, alertes. Llistes, “tickers”, recursos d'imatge </text:p>
            </text:list-item>
            <text:list-item>
              <text:p text:style-name="P18">Comandes. Model d'esdeveniments (Apartat 6 Transparències)</text:p>
            </text:list-item>
            <text:list-item>
              <text:p text:style-name="P18">Temporització Dos opcions</text:p>
              <text:list>
                <text:list-item>
                  <text:p text:style-name="P18">Tipus DEMO (els hi dono gairebé tota la estructura): <text:span text:style-name="T1">20 min</text:span></text:p>
                </text:list-item>
                <text:list-item>
                  <text:p text:style-name="P18">L'han de crear desde 0: <text:span text:style-name="T1">1h</text:span>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13">Desenvolupament aplicacions mòbils a baix nivell</text:p>
        </text:list-item>
      </text:list>
      <text:list text:style-name="L10">
        <text:list-item>
          <text:list>
            <text:list-item>
              <text:p text:style-name="P19">Comparació Baix Nivell i Alt Nivell.</text:p>
            </text:list-item>
            <text:list-item>
              <text:p text:style-name="P19">Aplicacions baix nivell (jocs)</text:p>
            </text:list-item>
            <text:list-item>
              <text:p text:style-name="P19">Exemple aplicacions (Worm, “Boletes”)</text:p>
            </text:list-item>
            <text:list-item>
              <text:p text:style-name="P19">Temporització: <text:span text:style-name="T1">10-15 minuts</text:span></text:p>
            </text:list-item>
          </text:list>
        </text:list-item>
      </text:list>
      <text:list text:style-name="L3" text:continue-numbering="true">
        <text:list-item>
          <text:p text:style-name="P13">Desenvolupament d'una aplicació a Baix Nivell</text:p>
        </text:list-item>
      </text:list>
      <text:list text:style-name="L11">
        <text:list-item>
          <text:list>
            <text:list-item>
              <text:p text:style-name="P20">Canvas. </text:p>
            </text:list-item>
            <text:list-item>
              <text:p text:style-name="P20">Api 2D</text:p>
            </text:list-item>
            <text:list-item>
              <text:p text:style-name="P21">Desenvolupament de jocs: javax.microedition.lcdui.game</text:p>
            </text:list-item>
            <text:list-item>
              <text:p text:style-name="P20">Temporització: <text:span text:style-name="T1">Aproximadament seria 1 sessió</text:span></text:p>
            </text:list-item>
          </text:list>
        </text:list-item>
      </text:list>
      <text:list text:style-name="L3" text:continue-numbering="true">
        <text:list-item>
          <text:p text:style-name="P13">Persistència. RMS (base de dades)</text:p>
        </text:list-item>
      </text:list>
      <text:list text:style-name="L12">
        <text:list-item>
          <text:list>
            <text:list-item>
              <text:p text:style-name="P22">RMS</text:p>
            </text:list-item>
            <text:list-item>
              <text:p text:style-name="P22">Temportizació: ???</text:p>
            </text:list-item>
          </text:list>
        </text:list-item>
      </text:list>
      <text:list text:style-name="L3" text:continue-numbering="true">
        <text:list-item>
          <text:p text:style-name="P13">APIS Opcionals</text:p>
        </text:list-item>
      </text:list>
      <text:list text:style-name="L13">
        <text:list-item>
          <text:list>
            <text:list-item>
              <text:p text:style-name="P23">PDA Optional Package</text:p>
            </text:list-item>
            <text:list-item>
              <text:p text:style-name="P24">Wireless Messaging API 2.0 </text:p>
            </text:list-item>
            <text:list-item>
              <text:p text:style-name="P24">Mobile 3D Graphics API</text:p>
            </text:list-item>
            <text:list-item>
              <text:p text:style-name="P24">JSR-000082 Java<text:span text:style-name="T2">TM</text:span> APIs for Bluetooth</text:p>
            </text:list-item>
            <text:list-item>
              <text:p text:style-name="P24">Temporització: <text:span text:style-name="T1">10minuts</text:span></text:p>
            </text:list-item>
          </text:list>
        </text:list-item>
      </text:list>
      <text:list text:style-name="L3" text:continue-numbering="true">
        <text:list-item>
          <text:p text:style-name="P13">Aplicacions de J2ME</text:p>
        </text:list-item>
      </text:list>
      <text:list text:style-name="L14">
        <text:list-item>
          <text:list>
            <text:list-item>
              <text:p text:style-name="P25">Transparència amb les aplicacions actuals de J2ME:</text:p>
              <text:list>
                <text:list-item>
                  <text:p text:style-name="P25">Creació de Jocs 2D i 3D amb suport per audio.</text:p>
                </text:list-item>
                <text:list-item>
                  <text:p text:style-name="P25">Aplicacions de xarxa</text:p>
                </text:list-item>
                <text:list-item>
                  <text:p text:style-name="P25">Tractament imatges (Àlbum de fotos)</text:p>
                </text:list-item>
                <text:list-item>
                  <text:p text:style-name="P25">Comunicacions. Infraroigs (OBEX) i BlueTooth</text:p>
                </text:list-item>
                <text:list-item>
                  <text:p text:style-name="P25">Serveis Web. Accés a servidors de notícies amb RSS (JSR172 Demo).</text:p>
                </text:list-item>
                <text:list-item>
                  <text:p text:style-name="P25">Missatgeria (SMS,MMS)</text:p>
                </text:list-item>
                <text:list-item>
                  <text:p text:style-name="P25">Temporització: <text:span text:style-name="T1">5 minuts</text:span>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13">Exemples d'aplicacions J2ME </text:p>
        </text:list-item>
      </text:list>
      <text:list text:style-name="L15">
        <text:list-item>
          <text:list>
            <text:list-item>
              <text:p text:style-name="P26">Recórrer els exemples del Wireless Toolkit veient possibles aplicacions.</text:p>
            </text:list-item>
          </text:list>
        </text:list-item>
      </text:list>
      <text:list text:style-name="L16">
        <text:list-item>
          <text:list>
            <text:list-item>
              <text:p text:style-name="P27">Temporització: <text:span text:style-name="T1">20-30 minuts</text:span></text:p>
            </text:list-item>
          </text:list>
        </text:list-item>
      </text:list>
      <text:p text:style-name="P28"/>
      <text:list text:style-name="L3" text:continue-numbering="true">
        <text:list-item>
          <text:p text:style-name="P4">“Deployment” d'una aplicació (Passar al mòbil)</text:p>
        </text:list-item>
      </text:list>
      <text:list text:style-name="L17">
        <text:list-item>
          <text:list>
            <text:list-item>
              <text:p text:style-name="P29">Tipus de deployment (OTA, Infraroigs, BlueTooth, cable directe.)</text:p>
            </text:list-item>
            <text:list-item>
              <text:p text:style-name="P29">Bluetooth. Si fem unes proves abans ha de durar poc</text:p>
            </text:list-item>
            <text:list-item>
              <text:p text:style-name="P29">Temporització: <text:span text:style-name="T1">5-10 minuts</text:span></text:p>
            </text:list-item>
          </text:list>
        </text:list-item>
      </text:list>
      <text:p text:style-name="P30"/>
      <text:p text:style-name="P31">Proposta</text:p>
      <text:p text:style-name="P30"/>
      <text:p text:style-name="P30">Una Sessió: Podríem fer les següents activitats:</text:p>
      <text:list text:style-name="L18">
        <text:list-item>
          <text:p text:style-name="P32">1, 2, 3, 4, 5 + 6 Opció DEMO + 13</text:p>
        </text:list-item>
        <text:list-item>
          <text:p text:style-name="P32">Sería una sessió a fer una DEMO/Overview de la plataforma J2ME, les eines i executar el procés de desenvolupament d'una aplicació J2ME simple (HelloWorld)</text:p>
        </text:list-item>
        <text:list-item>
          <text:p text:style-name="P32">Si dona temps es pot fer activitat 11</text:p>
        </text:list-item>
      </text:list>
      <text:p text:style-name="P30">Dos sessions:</text:p>
      <text:list text:style-name="L19">
        <text:list-item>
          <text:p text:style-name="P33">La proposta anterior + Activitat 6 amb l'opció 2. Es proposaria fer una aplicació bàsica amb interfície Gràfica utilitzant Netbeans. Estaria bé fer entrar l'activitat 11 i opcionalment la 10</text:p>
        </text:list-item>
      </text:list>
      <text:p text:style-name="P30">Tres sessions</text:p>
      <text:list text:style-name="L20">
        <text:list-item>
          <text:p text:style-name="P34">La proposta anterior <text:s/>+ </text:p>
          <text:list>
            <text:list-item>
              <text:p text:style-name="P34">1era Opció: <text:s/>7 i 8. Desenvolupar alguna petita aplicació a baix nivell (possiblement a partir d'un esquelet)</text:p>
            </text:list-item>
            <text:list-item>
              <text:p text:style-name="P34">2ona Opció: 7,10,11 i 12</text:p>
            </text:list-item>
          </text:list>
        </text:list-item>
      </text:list>
      <text:p text:style-name="P30"><text:tab/></text:p>
      <text:p text:style-name="P30"/>
      <text:p text:style-name="P30"/>
      <text:p text:style-name="P30"/>
      <text:p text:style-name="P30"><text:tab/></text:p>
      <text:p text:style-name="P30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Cos_20_justificat_20_del_20_text" style:display-name="Cos justificat del text" style:family="paragraph" style:parent-style-name="Standard"/>
    <style:style style:name="Sangria_20_de_20_la_20_primera_20_línia" style:display-name="Sangria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ons" style:display-name="Línia de dimensions" style:family="paragraph" style:parent-style-name="Standard"/>
    <style:style style:name="PresentacionsCursJava_7e_LT_7e_Gliederung_20_1" style:display-name="PresentacionsCursJava~LT~Gliederung 1" style:family="paragraph">
      <style:paragraph-properties fo:margin-left="0.953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164cm"/>
          <style:tab-stop style:position="3.281cm"/>
          <style:tab-stop style:position="5.398cm"/>
          <style:tab-stop style:position="7.514cm"/>
          <style:tab-stop style:position="9.631cm"/>
          <style:tab-stop style:position="11.748cm"/>
          <style:tab-stop style:position="13.864cm"/>
          <style:tab-stop style:position="15.981cm"/>
          <style:tab-stop style:position="18.098cm"/>
          <style:tab-stop style:position="20.214cm"/>
          <style:tab-stop style:position="22.331cm"/>
          <style:tab-stop style:position="24.448cm"/>
          <style:tab-stop style:position="26.564cm"/>
          <style:tab-stop style:position="28.681cm"/>
        </style:tab-stops>
      </style:paragraph-properties>
      <style:text-properties fo:color="#0066cc" style:text-outline="false" style:text-line-through-style="none" style:font-name="Arial1" fo:font-size="20pt" fo:font-style="normal" fo:text-shadow="1pt 1pt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/>
    </style:style>
    <style:style style:name="PresentacionsCursJava_7e_LT_7e_Gliederung_20_2" style:display-name="PresentacionsCursJava~LT~Gliederung 2" style:family="paragraph" style:parent-style-name="PresentacionsCursJava_7e_LT_7e_Gliederung_20_1">
      <style:paragraph-properties fo:margin-left="2.064cm" fo:margin-right="0cm" fo:margin-top="0cm" fo:margin-bottom="0cm" fo:line-height="150%" fo:text-indent="0cm" style:auto-text-indent="false">
        <style:tab-stops>
          <style:tab-stop style:position="-2.013cm"/>
          <style:tab-stop style:position="0.106cm"/>
          <style:tab-stop style:position="2.223cm"/>
          <style:tab-stop style:position="4.337cm"/>
          <style:tab-stop style:position="6.456cm"/>
          <style:tab-stop style:position="8.573cm"/>
          <style:tab-stop style:position="10.687cm"/>
          <style:tab-stop style:position="12.806cm"/>
          <style:tab-stop style:position="14.923cm"/>
          <style:tab-stop style:position="17.037cm"/>
          <style:tab-stop style:position="19.156cm"/>
          <style:tab-stop style:position="21.273cm"/>
          <style:tab-stop style:position="23.387cm"/>
          <style:tab-stop style:position="25.506cm"/>
        </style:tab-stops>
      </style:paragraph-properties>
      <style:text-properties fo:color="#000000" fo:font-size="16pt" fo:text-shadow="none" style:font-size-asian="16pt" style:font-size-complex="16pt"/>
    </style:style>
    <style:style style:name="PresentacionsCursJava_7e_LT_7e_Gliederung_20_3" style:display-name="PresentacionsCursJava~LT~Gliederung 3" style:family="paragraph" style:parent-style-name="PresentacionsCursJava_7e_LT_7e_Gliederung_20_2">
      <style:paragraph-properties fo:margin-left="3.175cm" fo:margin-right="0cm" fo:text-indent="0cm" style:auto-text-indent="false">
        <style:tab-stops>
          <style:tab-stop style:position="-2.117cm"/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</style:tab-stops>
      </style:paragraph-properties>
      <style:text-properties fo:font-size="18pt" style:font-size-asian="18pt" style:font-size-complex="18pt"/>
    </style:style>
    <style:style style:name="PresentacionsCursJava_7e_LT_7e_Gliederung_20_4" style:display-name="PresentacionsCursJava~LT~Gliederung 4" style:family="paragraph" style:parent-style-name="PresentacionsCursJava_7e_LT_7e_Gliederung_20_3">
      <style:paragraph-properties fo:margin-left="4.445cm" fo:margin-right="0cm" fo:text-indent="0cm" style:auto-text-indent="false">
        <style:tab-stops>
          <style:tab-stop style:position="-2.54cm"/>
          <style:tab-stop style:position="-0.423cm"/>
          <style:tab-stop style:position="1.693cm"/>
          <style:tab-stop style:position="3.81cm"/>
          <style:tab-stop style:position="5.927cm"/>
          <style:tab-stop style:position="8.043cm"/>
          <style:tab-stop style:position="10.16cm"/>
          <style:tab-stop style:position="12.277cm"/>
          <style:tab-stop style:position="14.393cm"/>
          <style:tab-stop style:position="16.51cm"/>
          <style:tab-stop style:position="18.627cm"/>
          <style:tab-stop style:position="20.743cm"/>
        </style:tab-stops>
      </style:paragraph-properties>
    </style:style>
    <style:style style:name="PresentacionsCursJava_7e_LT_7e_Gliederung_20_5" style:display-name="PresentacionsCursJava~LT~Gliederung 5" style:family="paragraph" style:parent-style-name="PresentacionsCursJava_7e_LT_7e_Gliederung_20_4">
      <style:paragraph-properties fo:margin-left="5.715cm" fo:margin-right="0cm" fo:margin-top="0.176cm" fo:margin-bottom="0cm" fo:text-indent="0cm" style:auto-text-indent="false">
        <style:tab-stops>
          <style:tab-stop style:position="-5.08cm"/>
          <style:tab-stop style:position="-2.963cm"/>
          <style:tab-stop style:position="-0.847cm"/>
          <style:tab-stop style:position="1.27cm"/>
          <style:tab-stop style:position="3.387cm"/>
          <style:tab-stop style:position="5.503cm"/>
          <style:tab-stop style:position="7.62cm"/>
          <style:tab-stop style:position="9.737cm"/>
          <style:tab-stop style:position="11.853cm"/>
          <style:tab-stop style:position="13.97cm"/>
          <style:tab-stop style:position="16.087cm"/>
          <style:tab-stop style:position="18.203cm"/>
        </style:tab-stops>
      </style:paragraph-properties>
      <style:text-properties fo:font-size="20pt" style:font-size-asian="20pt" style:font-size-complex="20pt"/>
    </style:style>
    <style:style style:name="PresentacionsCursJava_7e_LT_7e_Gliederung_20_6" style:display-name="PresentacionsCursJava~LT~Gliederung 6" style:family="paragraph" style:parent-style-name="PresentacionsCursJava_7e_LT_7e_Gliederung_20_5"/>
    <style:style style:name="PresentacionsCursJava_7e_LT_7e_Gliederung_20_7" style:display-name="PresentacionsCursJava~LT~Gliederung 7" style:family="paragraph" style:parent-style-name="PresentacionsCursJava_7e_LT_7e_Gliederung_20_6"/>
    <style:style style:name="PresentacionsCursJava_7e_LT_7e_Gliederung_20_8" style:display-name="PresentacionsCursJava~LT~Gliederung 8" style:family="paragraph" style:parent-style-name="PresentacionsCursJava_7e_LT_7e_Gliederung_20_7"/>
    <style:style style:name="PresentacionsCursJava_7e_LT_7e_Gliederung_20_9" style:display-name="PresentacionsCursJava~LT~Gliederung 9" style:family="paragraph" style:parent-style-name="PresentacionsCursJava_7e_LT_7e_Gliederung_20_8"/>
    <style:style style:name="PresentacionsCursJava_7e_LT_7e_Titel" style:display-name="PresentacionsCursJava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  <style:tab-stop style:position="25.4cm"/>
          <style:tab-stop style:position="27.517cm"/>
          <style:tab-stop style:position="29.633cm"/>
        </style:tab-stops>
      </style:paragraph-properties>
      <style:text-properties fo:color="#355e00" style:text-outline="false" style:text-line-through-style="none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/>
    </style:style>
    <style:style style:name="PresentacionsCursJava_7e_LT_7e_Untertitel" style:display-name="PresentacionsCursJava~LT~Untertitel" style:family="paragraph">
      <style:paragraph-properties fo:margin-left="0cm" fo:margin-right="0cm" fo:margin-top="0.176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  <style:tab-stop style:position="25.4cm"/>
          <style:tab-stop style:position="27.517cm"/>
          <style:tab-stop style:position="29.633cm"/>
        </style:tab-stops>
      </style:paragraph-properties>
      <style:text-properties fo:color="#000000" style:text-outline="false" style:text-line-through-style="none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/>
    </style:style>
    <style:style style:name="PresentacionsCursJava_7e_LT_7e_Notizen" style:display-name="PresentacionsCursJava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  <style:tab-stop style:position="25.4cm"/>
          <style:tab-stop style:position="27.517cm"/>
          <style:tab-stop style:position="29.633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resentacionsCursJava_7e_LT_7e_Hintergrundobjekte" style:display-name="PresentacionsCursJava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sentacionsCursJava_7e_LT_7e_Hintergrund" style:display-name="PresentacionsCursJava~LT~Hintergrund" style:family="paragraph">
      <style:paragraph-properties fo:text-align="center" style:justify-single-word="false" style:text-autospace="none"/>
    </style:style>
    <style:style style:name="WW-Títo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fo:color="#000000" style:text-outline="false" style:text-line-through-style="none" style:font-name="Arial1" fo:font-size="44pt" fo:letter-spacing="normal" fo:font-style="normal" fo:text-shadow="none" style:text-underline-style="none" fo:font-weight="normal" style:letter-kerning="fals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</style:style>
    <style:style style:name="Fons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/>
    </style:style>
    <style:style style:name="Contorn_20_1" style:display-name="Contorn 1" style:family="paragraph">
      <style:paragraph-properties fo:margin-left="1.198cm" fo:margin-right="0cm" fo:margin-top="0cm" fo:margin-bottom="0.499cm" style:line-height-at-least="0.353cm" fo:text-align="start" style:justify-single-word="false" fo:text-indent="-0.9cm" style:auto-text-indent="false" style:text-autospace="none"/>
      <style:text-properties fo:color="#008080" style:text-outline="false" style:text-line-through-style="none" style:font-name="Arial1" fo:font-size="32pt" fo:letter-spacing="normal" fo:font-style="normal" fo:text-shadow="none" style:text-underline-style="none" fo:font-weight="normal" style:letter-kerning="fals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Contorn_20_2" style:display-name="Contorn 2" style:family="paragraph" style:parent-style-name="Contor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Contorn_20_3" style:display-name="Contorn 3" style:family="paragraph" style:parent-style-name="Contor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Contorn_20_4" style:display-name="Contorn 4" style:family="paragraph" style:parent-style-name="Contor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Contorn_20_5" style:display-name="Contorn 5" style:family="paragraph" style:parent-style-name="Contor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Contorn_20_6" style:display-name="Contorn 6" style:family="paragraph" style:parent-style-name="Contorn_20_5">
      <style:paragraph-properties fo:margin-left="7.2cm" fo:margin-right="0cm" fo:text-indent="-0.6cm" style:auto-text-indent="false">
        <style:tab-stops/>
      </style:paragraph-properties>
    </style:style>
    <style:style style:name="Contorn_20_7" style:display-name="Contorn 7" style:family="paragraph" style:parent-style-name="Contorn_20_6">
      <style:paragraph-properties fo:margin-left="8.4cm" fo:margin-right="0cm" fo:text-indent="-0.6cm" style:auto-text-indent="false">
        <style:tab-stops/>
      </style:paragraph-properties>
    </style:style>
    <style:style style:name="Contorn_20_8" style:display-name="Contorn 8" style:family="paragraph" style:parent-style-name="Contorn_20_7">
      <style:paragraph-properties fo:margin-left="9.601cm" fo:margin-right="0cm" fo:text-indent="-0.6cm" style:auto-text-indent="false">
        <style:tab-stops/>
      </style:paragraph-properties>
    </style:style>
    <style:style style:name="Contorn_20_9" style:display-name="Contorn 9" style:family="paragraph" style:parent-style-name="Contorn_20_8">
      <style:paragraph-properties fo:margin-left="10.8cm" fo:margin-right="0cm" fo:text-indent="-0.6cm" style:auto-text-indent="false">
        <style:tab-stops/>
      </style:paragraph-properties>
    </style:style>
    <style:style style:name="TitolSeccio" style:family="paragraph" style:parent-style-name="Standard">
      <style:paragraph-properties fo:margin-left="1.199cm" fo:margin-right="0cm" fo:margin-top="0cm" fo:margin-bottom="0.499cm" fo:text-align="center" style:justify-single-word="false" fo:text-indent="-0.9cm" style:auto-text-indent="false">
        <style:tab-stops>
          <style:tab-stop style:position="0cm"/>
        </style:tab-stops>
      </style:paragraph-properties>
      <style:text-properties fo:color="#008000" fo:font-size="32pt" fo:letter-spacing="normal" fo:text-shadow="1pt 1pt" style:letter-kerning="false" style:font-size-asian="32pt" style:font-size-complex="32pt"/>
    </style:style>
    <style:style style:name="PrimeraPagina_7e_LT_7e_Gliederung_20_1" style:display-name="PrimeraPagina~LT~Gliederung 1" style:family="paragraph">
      <style:paragraph-properties fo:margin-left="1.198cm" fo:margin-right="0cm" fo:margin-top="0cm" fo:margin-bottom="0.499cm" style:line-height-at-least="0.353cm" fo:text-align="start" style:justify-single-word="false" fo:text-indent="-0.9cm" style:auto-text-indent="false" style:text-autospace="none"/>
      <style:text-properties fo:color="#008080" style:text-outline="false" style:text-line-through-style="none" style:font-name="Arial1" fo:font-size="32pt" fo:letter-spacing="normal" fo:font-style="normal" fo:text-shadow="none" style:text-underline-style="none" fo:font-weight="normal" style:letter-kerning="fals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PrimeraPagina_7e_LT_7e_Gliederung_20_2" style:display-name="PrimeraPagina~LT~Gliederung 2" style:family="paragraph" style:parent-style-name="PrimeraPagin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rimeraPagina_7e_LT_7e_Gliederung_20_3" style:display-name="PrimeraPagina~LT~Gliederung 3" style:family="paragraph" style:parent-style-name="PrimeraPagin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rimeraPagina_7e_LT_7e_Gliederung_20_4" style:display-name="PrimeraPagina~LT~Gliederung 4" style:family="paragraph" style:parent-style-name="PrimeraPagin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rimeraPagina_7e_LT_7e_Gliederung_20_5" style:display-name="PrimeraPagina~LT~Gliederung 5" style:family="paragraph" style:parent-style-name="PrimeraPagin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rimeraPagina_7e_LT_7e_Gliederung_20_6" style:display-name="PrimeraPagina~LT~Gliederung 6" style:family="paragraph" style:parent-style-name="PrimeraPagina_7e_LT_7e_Gliederung_20_5">
      <style:paragraph-properties fo:margin-left="7.2cm" fo:margin-right="0cm" fo:text-indent="-0.6cm" style:auto-text-indent="false">
        <style:tab-stops/>
      </style:paragraph-properties>
    </style:style>
    <style:style style:name="PrimeraPagina_7e_LT_7e_Gliederung_20_7" style:display-name="PrimeraPagina~LT~Gliederung 7" style:family="paragraph" style:parent-style-name="PrimeraPagina_7e_LT_7e_Gliederung_20_6">
      <style:paragraph-properties fo:margin-left="8.4cm" fo:margin-right="0cm" fo:text-indent="-0.6cm" style:auto-text-indent="false">
        <style:tab-stops/>
      </style:paragraph-properties>
    </style:style>
    <style:style style:name="PrimeraPagina_7e_LT_7e_Gliederung_20_8" style:display-name="PrimeraPagina~LT~Gliederung 8" style:family="paragraph" style:parent-style-name="PrimeraPagina_7e_LT_7e_Gliederung_20_7">
      <style:paragraph-properties fo:margin-left="9.601cm" fo:margin-right="0cm" fo:text-indent="-0.6cm" style:auto-text-indent="false">
        <style:tab-stops/>
      </style:paragraph-properties>
    </style:style>
    <style:style style:name="PrimeraPagina_7e_LT_7e_Gliederung_20_9" style:display-name="PrimeraPagina~LT~Gliederung 9" style:family="paragraph" style:parent-style-name="PrimeraPagina_7e_LT_7e_Gliederung_20_8">
      <style:paragraph-properties fo:margin-left="10.8cm" fo:margin-right="0cm" fo:text-indent="-0.6cm" style:auto-text-indent="false">
        <style:tab-stops/>
      </style:paragraph-properties>
    </style:style>
    <style:style style:name="PrimeraPagina_7e_LT_7e_Titel" style:display-name="PrimeraPagina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fo:color="#000000" style:text-outline="false" style:text-line-through-style="none" style:font-name="Arial1" fo:font-size="44pt" fo:letter-spacing="normal" fo:font-style="normal" fo:text-shadow="none" style:text-underline-style="none" fo:font-weight="normal" style:letter-kerning="fals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/>
    </style:style>
    <style:style style:name="PrimeraPagina_7e_LT_7e_Untertitel" style:display-name="PrimeraPagina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32pt" fo:letter-spacing="normal" fo:font-style="normal" fo:text-shadow="none" style:text-underline-style="none" fo:font-weight="normal" style:letter-kerning="fals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PrimeraPagina_7e_LT_7e_Notizen" style:display-name="PrimeraPagina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/>
    </style:style>
    <style:style style:name="PrimeraPagina_7e_LT_7e_Hintergrundobjekte" style:display-name="PrimeraPagina~LT~Hintergrundobjekte" style:family="paragraph">
      <style:paragraph-properties style:text-autospace="none"/>
    </style:style>
    <style:style style:name="PrimeraPagina_7e_LT_7e_Hintergrund" style:display-name="PrimeraPagina~LT~Hintergrund" style:family="paragraph">
      <style:paragraph-properties style:text-autospac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3-31T12:08:04</meta:creation-date>
    <dc:date>2006-04-05T20:36:59</dc:date>
    <dc:language>ca-ES</dc:language>
    <meta:editing-cycles>13</meta:editing-cycles>
    <meta:editing-duration>PT4H47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1" meta:word-count="604" meta:character-count="4167"/>
  </office:meta>
</office:document-meta>
</file>